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line-height="200%" fo:text-align="start" style:justify-single-word="false"/>
      <style:text-properties officeooo:rsid="00109855" officeooo:paragraph-rsid="00109855"/>
    </style:style>
    <style:style style:name="P2" style:family="paragraph" style:parent-style-name="Standard">
      <style:paragraph-properties fo:line-height="200%" fo:text-align="start" style:justify-single-word="false"/>
      <style:text-properties officeooo:rsid="00109855" officeooo:paragraph-rsid="00132fd1"/>
    </style:style>
    <style:style style:name="P3" style:family="paragraph" style:parent-style-name="Standard">
      <style:text-properties style:font-name="Liberation Serif" fo:font-size="12pt" officeooo:rsid="00109855" officeooo:paragraph-rsid="00109855" style:font-size-asian="12pt" style:font-size-complex="12pt"/>
    </style:style>
    <style:style style:name="P4" style:family="paragraph" style:parent-style-name="Standard">
      <style:paragraph-properties fo:text-align="center" style:justify-single-word="false"/>
      <style:text-properties style:font-name="Liberation Serif" fo:font-size="12pt" officeooo:rsid="00109855" officeooo:paragraph-rsid="00109855" style:font-size-asian="12pt" style:font-size-complex="12pt"/>
    </style:style>
    <style:style style:name="P5" style:family="paragraph" style:parent-style-name="Standard">
      <style:paragraph-properties fo:text-align="center" style:justify-single-word="false"/>
      <style:text-properties style:font-name="Liberation Serif" fo:font-size="12pt" officeooo:paragraph-rsid="00109855" style:font-size-asian="12pt" style:font-size-complex="12pt"/>
    </style:style>
    <style:style style:name="T1" style:family="text">
      <style:text-properties style:font-name="Liberation Serif" fo:font-size="12pt" style:font-size-asian="12pt" style:font-size-complex="12pt"/>
    </style:style>
    <style:style style:name="T2" style:family="text">
      <style:text-properties style:font-name="Liberation Serif" fo:font-size="12pt" officeooo:rsid="00132fd1" style:font-size-asian="12pt" style:font-size-complex="12pt"/>
    </style:style>
    <style:style style:name="T3" style:family="text">
      <style:text-properties officeooo:rsid="00132fd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SJ Guillaume</text:p>
      <text:p text:style-name="P3">Zach Hudac</text:p>
      <text:p text:style-name="P3"/>
      <text:p text:style-name="P4">Laboratory 5</text:p>
      <text:p text:style-name="P5"/>
      <text:p text:style-name="P2"><text:span text:style-name="T1"><text:tab/></text:span><text:span text:style-name="T2">For the first part of the lab, t</text:span><text:span text:style-name="T1">racking an ob</text:span>ject is done using the Ultrasonic sensor. <text:s/>The program uses a boolean condition that returns true when there is an object in front of it. <text:s/>The Robot moves within one inch of the other robot and takes another sample of the environment. <text:s text:c="2"/>At this point if the other robot has moved out of the ultrasonic sensor's range, the robot will turn the boolean condition to false and exit the while loop. <text:s/>Next, the program will enter another while loop that has the robot rotate 10 degrees until it senses the robot is in its path again. <text:s/>When it senses the robot, it changes the boolean condition to true, causing it to exit the current while loop and enter the first loop again. <text:s/>During both while loops, the robot will also update its track as N, S, E, or W based on the number of times it rotates. <text:s/></text:p>
      <text:p text:style-name="P1"><text:tab/><text:span text:style-name="T3">For the second part of the lab, an evasion technique was created. <text:s/>The technique uses a maximum and minimum variable for rotation and movement forward. <text:s/>This number is multiplied by a random number to generate a random degree of turn and random move forward. <text:s/>The robot then executes a move forward and random turn in order.</text:span></text:p>
      <text:p text:style-name="P1"><text:tab/>Learning take aways from this assignment include increased general knowledge about the lejos API, as well as the intricacies of programming a robot to communicate implicitly. <text:s/>There is a lot of detection through the use of sensors that must be done so the robot's program is robust and will be able to track the other robot without losing sight of it for too long or running into it by mistake. <text:s/>For the tracking portion of the assignment, taking samples of the environment and storing them was the most complicated. <text:s/>The most efficient way to access them was to store the value of the sample in an array that would hold one value and overwriting it each time a sample was taken. <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2T14:46:15.451242223</meta:creation-date>
    <dc:date>2015-03-13T11:10:38.391264972</dc:date>
    <meta:editing-duration>PT38S</meta:editing-duration>
    <meta:editing-cycles>3</meta:editing-cycles>
    <meta:generator>LibreOffice/4.2.7.2$Linux_X86_64 LibreOffice_project/420m0$Build-2</meta:generator>
    <meta:document-statistic meta:table-count="0" meta:image-count="0" meta:object-count="0" meta:page-count="1" meta:paragraph-count="6" meta:word-count="339" meta:character-count="1880" meta:non-whitespace-character-count="1527"/>
  </office:meta>
</office:document-meta>
</file>